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Mono" fo:font-size="10.5pt" fo:font-weight="bold" style:font-size-asian="10.5pt" style:font-weight-asian="bold" style:font-size-complex="10.5pt" style:font-weight-complex="bold"/>
    </style:style>
    <style:style style:name="P2" style:family="paragraph" style:parent-style-name="Standard">
      <style:paragraph-properties fo:text-align="center" style:justify-single-word="false"/>
      <style:text-properties style:font-name="DejaVu Sans Mono" fo:font-size="10.5pt" fo:font-weight="bold" style:font-size-asian="10.5pt" style:font-weight-asian="bold" style:font-size-complex="10.5pt" style:font-weight-complex="bold"/>
    </style:style>
    <style:style style:name="P3" style:family="paragraph" style:parent-style-name="Standard">
      <style:text-properties style:font-name="DejaVu Sans Mono" fo:font-size="10.5pt" style:font-size-asian="10.5pt" style:font-size-complex="10.5pt"/>
    </style:style>
    <style:style style:name="P4" style:family="paragraph" style:parent-style-name="Standard">
      <style:paragraph-properties fo:text-align="center" style:justify-single-word="false"/>
      <style:text-properties style:font-name="DejaVu Sans Mono" fo:font-size="10.5pt" style:font-size-asian="10.5pt" style:font-size-complex="10.5pt"/>
    </style:style>
    <style:style style:name="P5" style:family="paragraph" style:parent-style-name="Standard">
      <style:paragraph-properties fo:text-align="start" style:justify-single-word="false"/>
      <style:text-properties style:font-name="DejaVu Sans Mono" fo:font-size="10.5pt" style:font-size-asian="10.5pt" style:font-size-complex="10.5pt"/>
    </style:style>
    <style:style style:name="P6" style:family="paragraph" style:parent-style-name="Standard">
      <style:text-properties style:font-name="DejaVu Sans Mono" fo:font-size="10.5pt" fo:font-weight="normal" style:font-size-asian="10.5pt" style:font-weight-asian="normal" style:font-size-complex="10.5pt" style:font-weight-complex="normal"/>
    </style:style>
    <style:style style:name="P7" style:family="paragraph" style:parent-style-name="Standard">
      <style:text-properties style:font-name="DejaVu Sans Mono" fo:font-size="10pt" fo:font-weight="normal" style:font-size-asian="10pt" style:font-weight-asian="normal" style:font-size-complex="10pt" style:font-weight-complex="normal"/>
    </style:style>
    <style:style style:name="P8" style:family="paragraph" style:parent-style-name="Standard">
      <style:text-properties style:font-name="DejaVu Sans Mono" fo:font-size="10.5pt" style:font-size-asian="10.5pt" style:font-size-complex="10.5pt"/>
    </style:style>
    <style:style style:name="P9" style:family="paragraph" style:parent-style-name="Standard" style:list-style-name="L1">
      <style:text-properties style:font-name="DejaVu Sans Mono" fo:font-size="10.5pt" style:font-size-asian="10.5pt" style:font-size-complex="10.5pt"/>
    </style:style>
    <style:style style:name="P10" style:family="paragraph" style:parent-style-name="Standard" style:list-style-name="L2">
      <style:text-properties style:font-name="DejaVu Sans Mono" fo:font-size="10.5pt" style:font-size-asian="10.5pt" style:font-size-complex="10.5pt"/>
    </style:style>
    <style:style style:name="P11" style:family="paragraph" style:parent-style-name="Standard" style:list-style-name="L3">
      <style:text-properties style:font-name="DejaVu Sans Mono" fo:font-size="10.5pt" style:font-size-asian="10.5pt" style:font-size-complex="10.5pt"/>
    </style:style>
    <style:style style:name="P12" style:family="paragraph" style:parent-style-name="Standard" style:list-style-name="L4">
      <style:text-properties style:font-name="DejaVu Sans Mono" fo:font-size="10.5pt" style:font-size-asian="10.5pt" style:font-size-complex="10.5pt"/>
    </style:style>
    <style:style style:name="P13" style:family="paragraph" style:parent-style-name="Standard" style:list-style-name="L4">
      <style:paragraph-properties>
        <style:tab-stops/>
      </style:paragraph-properties>
      <style:text-properties style:font-name="DejaVu Sans Mono" fo:font-size="10.5pt" style:font-size-asian="10.5pt" style:font-size-complex="10.5pt"/>
    </style:style>
    <style:style style:name="P14" style:family="paragraph" style:parent-style-name="Standard" style:list-style-name="L9">
      <style:text-properties style:font-name="DejaVu Sans Mono" fo:font-size="10.5pt" style:font-size-asian="10.5pt" style:font-size-complex="10.5pt"/>
    </style:style>
    <style:style style:name="P15" style:family="paragraph" style:parent-style-name="Standard" style:list-style-name="L1">
      <style:text-properties style:font-name="DejaVu Sans Mono" fo:font-size="10.5pt" fo:font-weight="bold" style:font-size-asian="10.5pt" style:font-weight-asian="bold" style:font-size-complex="10.5pt" style:font-weight-complex="bold"/>
    </style:style>
    <style:style style:name="P16" style:family="paragraph" style:parent-style-name="Standard" style:list-style-name="L5">
      <style:text-properties style:font-name="DejaVu Sans Mono" fo:font-size="10.5pt" fo:font-weight="bold" style:font-size-asian="10.5pt" style:font-weight-asian="bold" style:font-size-complex="10.5pt" style:font-weight-complex="bold"/>
    </style:style>
    <style:style style:name="P17" style:family="paragraph" style:parent-style-name="Standard">
      <style:text-properties style:font-name="DejaVu Sans Mono" fo:font-size="10.5pt" fo:font-weight="normal" style:font-size-asian="10.5pt" style:font-weight-asian="normal" style:font-size-complex="10.5pt" style:font-weight-complex="normal"/>
    </style:style>
    <style:style style:name="P18" style:family="paragraph" style:parent-style-name="Standard" style:list-style-name="L5">
      <style:text-properties style:font-name="DejaVu Sans Mono" fo:font-size="10.5pt" fo:font-weight="normal" style:font-size-asian="10.5pt" style:font-weight-asian="normal" style:font-size-complex="10.5pt" style:font-weight-complex="normal"/>
    </style:style>
    <style:style style:name="P19" style:family="paragraph" style:parent-style-name="Standard" style:list-style-name="L6">
      <style:text-properties style:font-name="DejaVu Sans Mono" fo:font-size="10.5pt" fo:font-weight="normal" style:font-size-asian="10.5pt" style:font-weight-asian="normal" style:font-size-complex="10.5pt" style:font-weight-complex="normal"/>
    </style:style>
    <style:style style:name="P20" style:family="paragraph" style:parent-style-name="Standard" style:list-style-name="L7">
      <style:text-properties style:font-name="DejaVu Sans Mono" fo:font-size="10.5pt" fo:font-weight="normal" style:font-size-asian="10.5pt" style:font-weight-asian="normal" style:font-size-complex="10.5pt" style:font-weight-complex="normal"/>
    </style:style>
    <style:style style:name="P21" style:family="paragraph" style:parent-style-name="Standard" style:list-style-name="L8">
      <style:text-properties style:font-name="DejaVu Sans Mono" fo:font-size="10.5pt" fo:font-weight="normal" style:font-size-asian="10.5pt" style:font-weight-asian="normal" style:font-size-complex="10.5pt" style:font-weight-complex="normal"/>
    </style:style>
    <style:style style:name="P22" style:family="paragraph" style:parent-style-name="Standard" style:list-style-name="L7">
      <style:text-properties fo:font-weight="normal" style:font-weight-asian="normal" style:font-weight-complex="normal"/>
    </style:style>
    <style:style style:name="P23" style:family="paragraph" style:parent-style-name="Standard" style:list-style-name="L10"/>
    <style:style style:name="P24" style:family="paragraph" style:parent-style-name="Standard" style:list-style-name="L4">
      <style:paragraph-properties fo:margin-left="0.7681in" fo:margin-right="0in" fo:text-indent="-0.2417in" style:auto-text-indent="false">
        <style:tab-stops/>
      </style:paragraph-properties>
      <style:text-properties style:font-name="DejaVu Sans Mono"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 fo:font-size="10.5pt" style:font-size-asian="10.5pt" style:font-size-complex="10.5pt"/>
    </style:style>
    <style:style style:name="T4" style:family="text">
      <style:text-properties style:font-name="DejaVu Sans Mono" fo:font-size="10.5pt" fo:font-style="italic" style:font-size-asian="10.5pt" style:font-style-asian="italic" style:font-size-complex="10.5pt" style:font-style-complex="italic"/>
    </style:style>
    <style:style style:name="T5" style:family="text">
      <style:text-properties style:font-name="DejaVu Sans Mono" fo:font-size="10.5pt" fo:font-style="normal" style:font-size-asian="10.5pt" style:font-style-asian="normal" style:font-size-complex="10.5pt" style:font-style-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style:num-suffix="." style:num-format="i">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Universidad del Valle de Guatemala</text:p>
      <text:p text:style-name="P3">Facultad de Ingeniería</text:p>
      <text:p text:style-name="P3">Departamento de Ciencias de la Computación<text:tab/><text:tab/><text:tab/><text:tab/><text:tab/>Semestre II – 2010</text:p>
      <text:p text:style-name="P3">CC3008 – Sistemas Operativos Avanzados</text:p>
      <text:p text:style-name="P3"/>
      <text:p text:style-name="P3">Carlos Eduardo López Camey</text:p>
      <text:p text:style-name="P3">Carné #08107</text:p>
      <text:p text:style-name="P3">10 de Agosto, 2010</text:p>
      <text:p text:style-name="P3"/>
      <text:p text:style-name="P2">CC3008 – Tarea 1</text:p>
      <text:p text:style-name="P4"/>
      <text:list xml:id="list756954033" text:style-name="L1">
        <text:list-item>
          <text:p text:style-name="P9"><text:span text:style-name="T1">Describa la negociación en el mecanismo de autenticación “HTTP digest authentication”</text:span> <text:s/></text:p>
        </text:list-item>
      </text:list>
      <text:p text:style-name="P3"/>
      <text:p text:style-name="P3"><text:tab/><text:span text:style-name="T1">Pasos: </text:span><text:span text:style-name="T2">[1][3]</text:span></text:p>
      <text:list xml:id="list313787288" text:style-name="L2">
        <text:list-item>
          <text:p text:style-name="P10"><text:s text:c="5"/>El cliente (browser) pide una página por medio de un HTTP request.</text:p>
        </text:list-item>
        <text:list-item>
          <text:p text:style-name="P10">El servidor HTTP responde con una petición de autenticación que contiene</text:p>
        </text:list-item>
      </text:list>
      <text:list xml:id="list1940146343" text:style-name="L3">
        <text:list-item>
          <text:p text:style-name="P11">realm: El nombre de la autenticación</text:p>
        </text:list-item>
        <text:list-item>
          <text:p text:style-name="P11">qop: Calidad de la protección e.g. auth, auth-int </text:p>
        </text:list-item>
        <text:list-item>
          <text:p text:style-name="P11">nonce [2] <text:s/>Un número o hash que sirve para asegurar que la autenticación solo suceda esta vez (y no más tarde). </text:p>
        </text:list-item>
        <text:list-item>
          <text:p text:style-name="P11">opaque: Una cadena que debe ser retornada por el cliente sin cambios. Es recomendada que sea Base64.</text:p>
        </text:list-item>
      </text:list>
      <text:list xml:id="list1872884814" text:continue-list="list313787288" text:style-name="L2">
        <text:list-item>
          <text:p text:style-name="P10">El cliente provee:</text:p>
        </text:list-item>
      </text:list>
      <text:list xml:id="list1681558594" text:style-name="L4">
        <text:list-item>
          <text:p text:style-name="P12">username: Nombre de usuario</text:p>
        </text:list-item>
        <text:list-item>
          <text:p text:style-name="P12">realm (dado por el servidor)</text:p>
        </text:list-item>
        <text:list-item>
          <text:p text:style-name="P12">password: Contraseña</text:p>
          <text:p text:style-name="P12"/>
          <text:list>
            <text:list-item>
              <text:list>
                <text:list-item>
                  <text:list>
                    <text:list-header>
                      <text:p text:style-name="P24">y se calcula:<text:tab/></text:p>
                    </text:list-header>
                  </text:list>
                </text:list-item>
              </text:list>
            </text:list-item>
          </text:list>
        </text:list-item>
        <text:list-item>
          <text:p text:style-name="P13">El primer hash HA1 de los tres i.e. HA1= MD5(username:realm:password)</text:p>
        </text:list-item>
        <text:list-item>
          <text:p text:style-name="P13">El segundo hash H2 del metodo que utiliza el cliente e.g. POST concatenado con la URI que está pidiendo i.e. HA2 = MD5(metodo:uri)</text:p>
        </text:list-item>
        <text:list-item>
          <text:p text:style-name="P13">La respuesta al header de autenticación recibida del servidor. El hash de la concetenación con “:” intermedio de: HA1, el nonce, el qop y HA2 i.e. MD5(HA1:nonce:qop:HA2)</text:p>
          <text:p text:style-name="P13">y se hace otro request con esta información.</text:p>
        </text:list-item>
      </text:list>
      <text:list xml:id="list1666001207" text:continue-list="list1872884814" text:style-name="L2">
        <text:list-item>
          <text:p text:style-name="P10">El servidor verifica los datos enviados y devuelve la respuesta.<text:tab/></text:p>
        </text:list-item>
      </text:list>
      <text:p text:style-name="P3"/>
      <text:list xml:id="list226760810" text:continue-list="list756954033" text:style-name="L1">
        <text:list-item>
          <text:p text:style-name="P15">¿Qué dice la ley de firma electrónica en Guatemala?</text:p>
        </text:list-item>
      </text:list>
      <text:p text:style-name="P1"/>
      <text:p text:style-name="P1"><text:tab/><text:span text:style-name="T2">Trata de proteger la integridad y mantener la confidencialidad de la información. </text:span></text:p>
      <text:p text:style-name="P6"/>
      <text:p text:style-name="P1"><text:span text:style-name="T2"><text:tab/>Todo mensaje de datos u otro registro que confirme el vínculo entre un firmante y los datos de creación de la firma, es un </text:span>certificado.<text:span text:style-name="T2"> [4] </text:span></text:p>
      <text:p text:style-name="P6"/>
      <text:p text:style-name="P1"><text:span text:style-name="T2"><text:tab/>El contenido de un certificado contiene la llave pública del usuario, que asociada a una sola firma la cual también tiene una llave privada pero no está </text:span><text:soft-page-break/><text:span text:style-name="T2">incluída en el certificado. La forma de encriptar y desencriptar los certificados y mensajes, se hace con criptografía asimétrica, por eso cada cliente publica su llave pública y tiene una clave privada asignada.</text:span></text:p>
      <text:p text:style-name="P1"/>
      <text:list xml:id="list981946972" text:continue-numbering="true" text:style-name="L1">
        <text:list-item>
          <text:p text:style-name="P15">Suponga que un disco tiene 5000 cilindros, numerados de 0 a 4999. El disco acaba de efectuar una lectura en el cilindro 143, y la anterior en el cilindro 125. Las próximas lecturas en cola:</text:p>
          <text:p text:style-name="P9"/>
        </text:list-item>
      </text:list>
      <text:p text:style-name="P2">86,1470,913,1774,948,1509,1022,1750,130</text:p>
      <text:p text:style-name="P2"/>
      <text:p text:style-name="P5"><text:span text:style-name="T1"><text:tab/></text:span><text:span text:style-name="T1">¿Cuál es la distancia total recorrida por el brazo del disco? Calcular utilizando cada uno de los siguientes algoritmos: *</text:span><text:tab/></text:p>
      <text:list xml:id="list300136064" text:style-name="L5">
        <text:list-item>
          <text:list>
            <text:list-item>
              <text:p text:style-name="P16">FCFS:</text:p>
              <text:list>
                <text:list-item>
                  <text:p text:style-name="P16">Lecturas a hacer en orden: <text:span text:style-name="T2">125,143,86,1470,913,1774,948,1509,1022,1750,130</text:span></text:p>
                </text:list-item>
                <text:list-item>
                  <text:p text:style-name="P16">Distancia: <text:span text:style-name="T2">7099</text:span></text:p>
                </text:list-item>
              </text:list>
            </text:list-item>
            <text:list-item>
              <text:p text:style-name="P16">SSTF</text:p>
              <text:list>
                <text:list-item>
                  <text:p text:style-name="P16">Lecturas a hacer en orden:</text:p>
                  <text:p text:style-name="P18">125,143,130,86,913,948,1022,1470,1509,1750,1774</text:p>
                </text:list-item>
                <text:list-item>
                  <text:p text:style-name="P16">Distancia: <text:span text:style-name="T2">1763</text:span></text:p>
                </text:list-item>
              </text:list>
            </text:list-item>
            <text:list-item>
              <text:p text:style-name="P16">SCAN</text:p>
              <text:list>
                <text:list-item>
                  <text:p text:style-name="P16">Lecturas a hacer en orden:</text:p>
                  <text:p text:style-name="P18">125,143,913,948,1022,1470,1509,1750,1774,4999,130,86 (empezando desde 125 y moviendose en dirección hacia el cilindro 4999, dado que después del 125 fue al 143)</text:p>
                </text:list-item>
                <text:list-item>
                  <text:p text:style-name="P16">Distancia: <text:span text:style-name="T2">9787</text:span></text:p>
                </text:list-item>
              </text:list>
            </text:list-item>
            <text:list-item>
              <text:p text:style-name="P16">LOOK</text:p>
              <text:list>
                <text:list-item>
                  <text:p text:style-name="P16">Lecturas a hacer en orden:</text:p>
                </text:list-item>
              </text:list>
            </text:list-item>
          </text:list>
        </text:list-item>
      </text:list>
      <text:p text:style-name="P1"><text:tab/><text:tab/><text:tab/><text:span text:style-name="T2">125,143,913,948,1022,1470,1509,1750,1774,130,86</text:span></text:p>
      <text:list xml:id="list2070112035" text:continue-numbering="true" text:style-name="L5">
        <text:list-item>
          <text:list>
            <text:list-item>
              <text:list>
                <text:list-item>
                  <text:p text:style-name="P16">Distancia: <text:span text:style-name="T2">3337</text:span></text:p>
                </text:list-item>
              </text:list>
            </text:list-item>
            <text:list-item>
              <text:p text:style-name="P16">C-SCAN</text:p>
              <text:list>
                <text:list-item>
                  <text:p text:style-name="P16">Lecturas a hacer en orden:</text:p>
                  <text:p text:style-name="P18">125,143,913,948,1022,1470,1509,1750,1774,4999,0,86,130</text:p>
                </text:list-item>
                <text:list-item>
                  <text:p text:style-name="P16">Distancia: <text:span text:style-name="T2">10003</text:span></text:p>
                </text:list-item>
              </text:list>
            </text:list-item>
            <text:list-item>
              <text:p text:style-name="P16">C-LOOK</text:p>
              <text:list>
                <text:list-item>
                  <text:p text:style-name="P16">Lecturas a hacer en orden:</text:p>
                  <text:p text:style-name="P18">125,143,913,948,1022,1470,1509,1750,1774,86,130</text:p>
                </text:list-item>
                <text:list-item>
                  <text:p text:style-name="P16">Distancia: <text:span text:style-name="T2">3381</text:span></text:p>
                </text:list-item>
              </text:list>
              <text:p text:style-name="P16"/>
            </text:list-item>
          </text:list>
        </text:list-item>
      </text:list>
      <text:p text:style-name="P1"><text:tab/>* <text:span text:style-name="T2">NOTA: La distancia recorrida incluye la distancia que recorrió al principio (de 125 a 143). Utilicé la siguiente forma para calcular la distancia en Scala: (Ejemplo con FCFS)</text:span></text:p>
      <text:p text:style-name="P1"><text:span text:style-name="T2"><text:tab/></text:span><text:span text:style-name="T6">scala&gt; var sum = 0 </text:span></text:p>
      <text:p text:style-name="P7"><text:tab/>scala&gt; val FCFS = List(125,143,86,1470,913,1774,948,1509,1022,1750,130)</text:p>
      <text:p text:style-name="P7"><text:tab/>scala&gt; FCFS.reduceLeft((a,b) =&gt; {sum += math.abs(b-a); b })</text:p>
      <text:p text:style-name="P7"><text:tab/>scala&gt; sum</text:p>
      <text:p text:style-name="P7"><text:tab/>res1: Int = 7099 </text:p>
      <text:p text:style-name="P6"><text:tab/></text:p>
      <text:p text:style-name="P1"/>
      <text:list xml:id="list2045885347" text:continue-list="list981946972" text:style-name="L1">
        <text:list-item>
          <text:p text:style-name="P15">Defina un protocolo en el que un S.O. Se comunique por medio de polling con el teclado para obtener la siguiente tecla presionada (el teclado maneja internamente un buffer). El S.O. También debe obtener el estado del teclado (Si está activo o no).</text:p>
          <text:list>
            <text:list-item>
              <text:p text:style-name="P15">El protocolo consiste en especificar los registros que necesita el <text:soft-page-break/>teclado (Los cuáles tiene acceso el S.O.) y qué valores tendrán.</text:p>
            </text:list-item>
            <text:list-item>
              <text:p text:style-name="P15">Describa los pasos que lleva a cabo el S.O. Para leer la siguiente tecla presionada</text:p>
            </text:list-item>
          </text:list>
        </text:list-item>
      </text:list>
      <text:p text:style-name="P1"/>
      <text:p text:style-name="P1"><text:tab/>Sistema operativo</text:p>
      <text:p text:style-name="P1"><text:tab/><text:span text:style-name="T2">while(true){ //polling</text:span></text:p>
      <text:p text:style-name="P1"><text:span text:style-name="T2"><text:tab/><text:tab/>siguientePos = ultimaPos + 1 // obtener la posición </text:span>pos<text:span text:style-name="T2"> en donde </text:span><text:span text:style-name="T2">estará información de la siguiente tecla presionada</text:span></text:p>
      <text:p text:style-name="P6"><text:tab/><text:tab/>si buffer(siguientePos) es diferente al valor anterior //entonces leyo una tecla</text:p>
      <text:p text:style-name="P6"><text:tab/>}</text:p>
      <text:p text:style-name="P6"/>
      <text:p text:style-name="P1"><text:span text:style-name="T2"><text:tab/></text:span>Teclado</text:p>
      <text:p text:style-name="P1"><text:tab/><text:span text:style-name="T2">Cuando se enciende:</text:span></text:p>
      <text:p text:style-name="P6"><text:tab/><text:tab/>ultimaPos = -1</text:p>
      <text:p text:style-name="P6"><text:tab/>Cuando se presiona una tecla:</text:p>
      <text:p text:style-name="P6"><text:tab/><text:tab/>buffer(ultimaPos+1) = tecla </text:p>
      <text:list xml:id="list811654464" text:continue-numbering="true" text:style-name="L1">
        <text:list-item>
          <text:p text:style-name="P15">Imagine un sistema en el que un proceso pueda llevar a cabo una operación de I/O sin utilizar el S.O. ¿Qué ventajas y desventajas existen?</text:p>
        </text:list-item>
      </text:list>
      <text:p text:style-name="P1"/>
      <text:p text:style-name="P1"><text:tab/>Ventajas:</text:p>
      <text:list xml:id="list1610184245" text:style-name="L6">
        <text:list-item>
          <text:p text:style-name="P19">Si la operación fuera exitosa y el lenguaje de programación lo soportara, tendría que atravesar menos “niveles de abstracción”, por lo que se efectuaría más rápido.</text:p>
          <text:p text:style-name="P19"/>
        </text:list-item>
      </text:list>
      <text:p text:style-name="P1"><text:tab/>Desventajas:</text:p>
      <text:list xml:id="list380192335" text:style-name="L7">
        <text:list-item>
          <text:p text:style-name="P20">No estamos seguros si el dispositivo está siendo usado y por lo tanto la operación podría no completarse, si el S.O está usandolo, entonces no habría forma de “añadirla a la cola”</text:p>
        </text:list-item>
        <text:list-item>
          <text:p text:style-name="P22"><text:span text:style-name="T3">Se necesitaría de alguna forma importar el </text:span><text:span text:style-name="T4">driver</text:span><text:span text:style-name="T5"> o controlador para el dispositivo.</text:span></text:p>
        </text:list-item>
        <text:list-item>
          <text:p text:style-name="P22"><text:span text:style-name="T5">Cada lenguaje de programación necesitaría que su compilador o ambiente de ejecución implementara el servicio, ya que en vez de ser una </text:span><text:span text:style-name="T4">syscall</text:span><text:span text:style-name="T5">, sería hecha por medio de código.</text:span></text:p>
          <text:p text:style-name="P20"/>
        </text:list-item>
      </text:list>
      <text:list xml:id="list394068902" text:continue-list="list811654464" text:style-name="L1">
        <text:list-item>
          <text:p text:style-name="P15">Describa cómo puede utilizar una función hash para almacenar contraseñas sin que estén en texto claro. Describa el mecanismo para autenticar usuarios ya que no tiene la contraseña en texto claro.</text:p>
        </text:list-item>
      </text:list>
      <text:p text:style-name="P1"/>
      <text:p text:style-name="P1"><text:tab/><text:span text:style-name="T2">Guardando de forma persistente, por ejemplo en una base de datos, el resultado de aplicarle la función hash a la cadena que representa la contraseña.</text:span></text:p>
      <text:p text:style-name="P6"/>
      <text:p text:style-name="P6"><text:tab/>El mecanismo funcionaría de la siguiente manera:</text:p>
      <text:list xml:id="list1583805924" text:style-name="L8">
        <text:list-item>
          <text:p text:style-name="P21">Registrar la contraseña del usuario: registrar(usuario,contrasena) guardaría usuario,hash(contrasena)</text:p>
        </text:list-item>
        <text:list-item>
          <text:p text:style-name="P21">Si el usuario se quiere autenticar, provee los datos de usuario y contrasena</text:p>
        </text:list-item>
        <text:list-item>
          <text:p text:style-name="P21">El sistema que está realizando la autenticación, verifica que el hash de la contrasena proveída, sea igual a la que está guardada en el medio persistido.</text:p>
          <text:p text:style-name="P21"/>
        </text:list-item>
      </text:list>
      <text:list xml:id="list1761716246" text:continue-list="list394068902" text:style-name="L1">
        <text:list-item>
          <text:p text:style-name="P15">Describa dos principios de seguridad vistos en clase y explique su <text:soft-page-break/>importancia. Incluya ejemplos concretos del uso de estos principios.</text:p>
        </text:list-item>
      </text:list>
      <text:p text:style-name="P3"/>
      <text:list xml:id="list1625284320" text:style-name="L9">
        <text:list-item>
          <text:list>
            <text:list-item>
              <text:list>
                <text:list-item>
                  <text:p text:style-name="P14"><text:span text:style-name="T1">Principio de menos privilegios: </text:span>Es importante por que también reduce la superficie de ataque (que es otro principio).</text:p>
                </text:list-item>
              </text:list>
            </text:list-item>
          </text:list>
        </text:list-item>
      </text:list>
      <text:p text:style-name="P3"><text:tab/></text:p>
      <text:p text:style-name="P3"><text:tab/><text:tab/>Ejemplo: Si tengo una aplicación en una base de datos, y tengo solo un usuario: root (con todos los permisos), si esa aplicación tiene una falla en seguridad y se logra saber la contraseña del usuario root, se podrán modificar las demás bases de datos, aunque sean independientes de la aplicación. Lo ideal sería usar solo un usuario (o más) atribuídos con permisos solo para lo que van/pueden a hacer.</text:p>
      <text:p text:style-name="P3"/>
      <text:list xml:id="list1929637163" text:continue-numbering="true" text:style-name="L9">
        <text:list-item>
          <text:list>
            <text:list-item>
              <text:list>
                <text:list-item>
                  <text:p text:style-name="P14"><text:span text:style-name="T1">Detección de intrusos:</text:span> Es importante por que nos permite “revisar” si hemos sido atacados o intentado ser atacados de alguna manera.</text:p>
                </text:list-item>
              </text:list>
            </text:list-item>
          </text:list>
        </text:list-item>
      </text:list>
      <text:p text:style-name="P3"><text:tab/></text:p>
      <text:p text:style-name="P3"><text:tab/><text:tab/>Ejemplo: logs. Si un usuario en un sistema operativo Linux que no es <text:span text:style-name="T7">sudoer</text:span><text:span text:style-name="T8"> trata de hacer alguna operación con el prefijo </text:span><text:span text:style-name="T7">sudo</text:span><text:span text:style-name="T8">, se guarda en un log, comunmente localizado en /var/log/auth.log</text:span></text:p>
      <text:p text:style-name="P3"/>
      <text:p text:style-name="P3"><text:tab/></text:p>
      <text:p text:style-name="P3"/>
      <text:p text:style-name="P3"/>
      <text:p text:style-name="P3"/>
      <text:p text:style-name="P3">Bibliografía</text:p>
      <text:list xml:id="list416615997" text:style-name="L10">
        <text:list-header>
          <text:p text:style-name="P23"><text:span text:style-name="T3">[1] HTTP Digest Authentication Request &amp; Response Examples, NetworkStuff, </text:span><text:a xlink:type="simple" xlink:href="http://www.networkstuff.eu/"><text:span text:style-name="T3">http://www.networkstuff.eu</text:span></text:a><text:span text:style-name="T3">, </text:span><text:a xlink:type="simple" xlink:href="http://www.networkstuff.eu/index.php/HTTP_Digest_Authentication_Request_%26_Response_Examples"><text:span text:style-name="T3">http://www.networkstuff.eu/index.php/HTTP_Digest_Authentication_Request_%26_Response_Examples</text:span></text:a></text:p>
          <text:p text:style-name="P23"><text:span text:style-name="T3">[2] Cryptographic nonce, Wikipedia en Inglés, </text:span><text:a xlink:type="simple" xlink:href="http://en.wikipedia.org/wiki/Cryptographic_nonce"><text:span text:style-name="T3">http://en.wikipedia.org/wiki/Cryptographic_nonce</text:span></text:a><text:span text:style-name="T3">, Fecha de consulta: 8 de Agosto, 2010</text:span></text:p>
        </text:list-header>
      </text:list>
      <text:p text:style-name="Standard"><text:span text:style-name="T3"><text:tab/>[3] HTTP Authentication: Basic and Digest Access Authentication, RFC2617, The Internet Engineering Task Force(IETF), IETF.org, </text:span><text:a xlink:type="simple" xlink:href="http://www.ietf.org/rfc/rfc2617.txt"><text:span text:style-name="T3">http://www.ietf.org/rfc/rfc2617.txt</text:span></text:a></text:p>
      <text:p text:style-name="P3"><text:tab/>[4] Decreto 47-2008, El congreso de la república, Guatem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Lopez</meta:initial-creator>
    <meta:creation-date>2010-08-07T23:31:29</meta:creation-date>
    <dc:date>2010-08-10T16:44:20</dc:date>
    <dc:creator>Carlos Lopez</dc:creator>
    <meta:editing-duration>PT20H45M47S</meta:editing-duration>
    <meta:editing-cycles>30</meta:editing-cycles>
    <meta:generator>OpenOffice.org/3.2$Linux OpenOffice.org_project/320m12$Build-9483</meta:generator>
    <meta:document-statistic meta:table-count="0" meta:image-count="0" meta:object-count="0" meta:page-count="4" meta:paragraph-count="102" meta:word-count="1148" meta:character-count="7316"/>
    <meta:user-defined meta:name="Info 1"/>
    <meta:user-defined meta:name="Info 2"/>
    <meta:user-defined meta:name="Info 3"/>
    <meta:user-defined meta:name="Info 4"/>
    <meta:user-defined meta:name="Mendeley Document_1">True</meta:user-defined>
  </office:meta>
</office:document-meta>
</file>